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f66" draw:textarea-horizontal-align="justify" draw:textarea-vertical-align="top" draw:auto-grow-height="false" fo:min-height="4.059cm" fo:min-width="3.98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8cm" fo:min-width="3.884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0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7cm" draw:shadow="visible" draw:shadow-offset-x="0.071cm" draw:shadow-offset-y="0.071cm" draw:shadow-opacity="84%"/>
    </style:style>
    <style:style style:name="gr17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7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8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loext:graphic-properties draw:fill-color="#ffff6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cccc"/>
      <style:paragraph-properties fo:text-align="center"/>
      <style:text-properties fo:font-size="6.5pt"/>
    </style:style>
    <style:style style:name="P8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9" style:family="paragraph">
      <loext:graphic-properties draw:fill="none"/>
      <style:paragraph-properties fo:text-align="center"/>
      <style:text-properties fo:font-size="9pt"/>
    </style:style>
    <style:style style:name="P10" style:family="paragraph">
      <style:paragraph-properties fo:margin-left="0.005cm" fo:margin-right="0cm" fo:margin-top="0.2cm" fo:margin-bottom="0.2cm" fo:line-height="115%" fo:text-align="start" fo:text-indent="0cm"/>
    </style:style>
    <style:style style:name="P11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cm" fo:margin-right="0cm" fo:text-align="center" fo:text-indent="0cm"/>
    </style:style>
    <style:style style:name="P13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4" style:family="paragraph">
      <style:paragraph-properties fo:margin-left="0.7cm" fo:margin-right="0cm" fo:text-align="center" fo:text-indent="0cm"/>
    </style:style>
    <style:style style:name="P15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0" style:family="paragraph">
      <style:paragraph-properties fo:margin-left="1.245cm" fo:margin-right="0cm" fo:text-align="end" fo:text-indent="0cm"/>
    </style:style>
    <style:style style:name="P21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.5pt"/>
    </style:style>
    <style:style style:name="T5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/>
    </style:style>
    <style:style style:name="T7" style:family="text">
      <style:text-properties fo:color="#6600cc" fo:font-size="9pt" style:font-size-asian="11pt" style:font-size-complex="11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6.2cm" svg:x="1.4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2cm" svg:height="2.5cm" svg:x="1.1cm" svg:y="12.2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0.958cm" svg:height="0.671cm" svg:x="4.042cm" svg:y="5.429cm">
          <text:p text:style-name="P4"><text:span text:style-name="T4">wai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99cm" svg:height="0.705cm" svg:x="2.1cm" svg:y="8cm">
          <text:p text:style-name="P4"><text:span text:style-name="T4">dropping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19" draw:id="id19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7" draw:text-style-name="P9" xml:id="id18" draw:id="id18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8" draw:text-style-name="P9" draw:layer="layout" draw:type="curve" svg:x1="4.521cm" svg:y1="6.1cm" svg:x2="2.595cm" svg:y2="8cm" draw:start-shape="id1" draw:start-glue-point="2" draw:end-shape="id2" draw:end-glue-point="0" svg:d="M4521 6100c0 1477-1926 528-1926 1900" svg:viewBox="0 0 1927 1901">
          <text:p/>
        </draw:connector>
        <draw:custom-shape draw:style-name="gr9" draw:text-style-name="P7" xml:id="id7" draw:id="id7" draw:layer="layout" svg:width="1.243cm" svg:height="0.484cm" svg:x="3.557cm" svg:y="12.316cm">
          <text:p text:style-name="P4"><text:span text:style-name="T4">Success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4" draw:id="id24" draw:layer="layout" draw:type="curve" svg:x1="2.595cm" svg:y1="8.705cm" svg:x2="2.321cm" svg:y2="13cm" draw:start-shape="id2" draw:start-glue-point="2" draw:end-shape="id3" svg:d="M2595 8705c0 3268-274 1121-274 4295" svg:viewBox="0 0 275 4296">
          <text:p/>
        </draw:connector>
        <draw:custom-shape draw:style-name="gr10" draw:text-style-name="P7" xml:id="id5" draw:id="id5" draw:layer="layout" svg:width="1cm" svg:height="0.631cm" svg:x="5.4cm" svg:y="13cm">
          <text:p text:style-name="P4"><text:span text:style-name="T4">Failure</text:span></text:p>
          <draw:enhanced-geometry svg:viewBox="0 0 21600 21600" draw:type="rectangle" draw:enhanced-path="M 0 0 L 21600 0 21600 21600 0 21600 0 0 Z N"/>
        </draw:custom-shape>
        <draw:connector draw:style-name="gr8" draw:text-style-name="P9" xml:id="id26" draw:id="id26" draw:layer="layout" draw:type="curve" svg:x1="5.8cm" svg:y1="7.7cm" svg:x2="5.9cm" svg:y2="13cm" draw:start-shape="id4" draw:start-glue-point="1" draw:end-shape="id5" draw:end-glue-point="0" svg:d="M5800 7700c856 0 714 1416 525 1815s-425-218-425 3485" svg:viewBox="0 0 669 5301">
          <text:p/>
        </draw:connector>
        <draw:connector draw:style-name="gr7" draw:text-style-name="P9" xml:id="id23" draw:id="id23" draw:layer="layout" draw:type="curve" svg:x1="4.9cm" svg:y1="9.971cm" svg:x2="4.178cm" svg:y2="12.316cm" draw:start-shape="id6" draw:end-shape="id7" draw:end-glue-point="0" svg:d="M4900 9971c0 1806-722 634-722 2345" svg:viewBox="0 0 723 2346">
          <text:p/>
        </draw:connector>
        <draw:custom-shape draw:style-name="gr11" draw:text-style-name="P7" xml:id="id9" draw:id="id9" draw:layer="layout" svg:width="1.201cm" svg:height="0.372cm" draw:transform="skewX (-0.00261799387799149) rotate (-0.00349065850398869) translate (2.5cm 3.528cm)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1.054cm" svg:height="0.484cm" svg:x="6cm" svg:y="3.5cm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58cm" svg:height="0.334cm" svg:x="4.552cm" svg:y="1.761cm">
          <text:p text:style-name="P4"><text:span text:style-name="T4">idea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13" draw:id="id13" draw:layer="layout" draw:type="curve" svg:x1="4.931cm" svg:y1="2.095cm" svg:x2="3.1cm" svg:y2="3.53cm" draw:start-shape="id8" draw:start-glue-point="2" draw:end-shape="id9" draw:end-glue-point="0" svg:d="M4931 2095c0 1128-1831 411-1831 1435" svg:viewBox="0 0 1832 1436">
          <text:p/>
        </draw:connector>
        <draw:connector draw:style-name="gr8" draw:text-style-name="P9" xml:id="id12" draw:id="id12" draw:layer="layout" draw:type="curve" svg:x1="4.931cm" svg:y1="2.095cm" svg:x2="6.527cm" svg:y2="3.5cm" draw:start-shape="id8" draw:start-glue-point="2" draw:end-shape="id10" draw:end-glue-point="0" svg:d="M4931 2095c0 1107 1596 405 1596 1405" svg:viewBox="0 0 1597 1406">
          <text:p/>
        </draw:connector>
        <draw:connector draw:style-name="gr8" draw:text-style-name="P9" xml:id="id15" draw:id="id15" draw:layer="layout" draw:type="curve" svg:x1="3.1cm" svg:y1="3.902cm" svg:x2="4.521cm" svg:y2="5.429cm" draw:start-shape="id9" draw:start-glue-point="2" draw:end-shape="id1" draw:end-glue-point="0" svg:d="M3100 3902c0 1200 1421 437 1421 1527" svg:viewBox="0 0 1422 1528">
          <text:p/>
        </draw:connector>
        <draw:connector draw:style-name="gr7" draw:text-style-name="P9" xml:id="id16" draw:id="id16" draw:layer="layout" draw:type="curve" svg:x1="6.527cm" svg:y1="3.984cm" svg:x2="4.521cm" svg:y2="5.429cm" draw:start-shape="id10" draw:start-glue-point="2" draw:end-shape="id1" draw:end-glue-point="0" svg:d="M6527 3984c0 1137-2006 415-2006 1445" svg:viewBox="0 0 2007 1446">
          <text:p/>
        </draw:connector>
        <draw:custom-shape draw:style-name="gr14" draw:text-style-name="P7" xml:id="id4" draw:id="id4" draw:layer="layout" svg:width="1.439cm" svg:height="0.6cm" svg:x="4.361cm" svg:y="7.4cm">
          <text:p text:style-name="P4"><text:span text:style-name="T4">serving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svg:x1="4.521cm" svg:y1="6.1cm" svg:x2="5.08cm" svg:y2="7.4cm" draw:start-shape="id1" draw:start-glue-point="2" draw:end-shape="id4" svg:d="M4521 6100c0 1027 559 378 559 1300" svg:viewBox="0 0 560 1301">
          <text:p/>
        </draw:connector>
        <draw:connector draw:style-name="gr15" draw:text-style-name="P9" draw:layer="layout" draw:type="curve" svg:x1="5.08cm" svg:y1="8cm" svg:x2="4.9cm" svg:y2="9.3cm" draw:start-shape="id4" draw:start-glue-point="2" draw:end-shape="id6" draw:end-glue-point="0" svg:d="M5080 8000c0 1027-180 378-180 1300" svg:viewBox="0 0 181 1301">
          <text:p/>
        </draw:connector>
        <draw:custom-shape draw:style-name="gr16" draw:text-style-name="P7" xml:id="id6" draw:id="id6" draw:layer="layout" svg:width="1.2cm" svg:height="0.671cm" svg:x="4.3cm" svg:y="9.3cm">
          <text:p text:style-name="P4"><text:span text:style-name="T4">releasing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0" draw:id="id20" draw:layer="layout" draw:type="curve" svg:x1="4.9cm" svg:y1="9.971cm" svg:x2="4.3cm" svg:y2="9.635cm" draw:start-shape="id6" draw:start-glue-point="2" draw:end-shape="id6" draw:end-glue-point="3" svg:d="M4900 9971c0 856-551 714-889 416s-462-752 289-752" svg:viewBox="0 0 1156 984">
          <text:p/>
        </draw:connector>
        <draw:connector draw:style-name="gr8" draw:text-style-name="P9" xml:id="id21" draw:id="id21" draw:layer="layout" draw:type="curve" svg:x1="4.9cm" svg:y1="9.971cm" svg:x2="5.5cm" svg:y2="9.635cm" draw:start-shape="id6" draw:start-glue-point="2" draw:end-shape="id6" draw:end-glue-point="1" svg:d="M4900 9971c0 856 586 714 951 416s507-752-351-752" svg:viewBox="0 0 1238 984">
          <text:p/>
        </draw:connector>
        <draw:connector draw:style-name="gr17" draw:text-style-name="P11" draw:layer="layout" draw:type="curve" svg:x1="1.435cm" svg:y1="1.445cm" svg:x2="2cm" svg:y2="2.6cm" svg:d="M1435 1445c0 867 565 290 565 1155" svg:viewBox="0 0 566 1156">
          <text:p text:style-name="P10"><text:span text:style-name="T5">giver</text:span></text:p>
        </draw:connector>
        <draw:connector draw:style-name="gr18" draw:text-style-name="P13" draw:layer="layout" draw:type="curve" svg:x1="1.534cm" svg:y1="3.545cm" svg:x2="2.1cm" svg:y2="4.7cm" svg:d="M1534 3545c0 867 566 290 566 1155" svg:viewBox="0 0 567 1156">
          <text:p text:style-name="P12"><text:span text:style-name="T6">time</text:span></text:p>
        </draw:connector>
        <draw:connector draw:style-name="gr19" draw:text-style-name="P15" draw:layer="layout" draw:type="curve" svg:x1="1.435cm" svg:y1="2.4cm" svg:x2="2cm" svg:y2="3.556cm" svg:d="M1435 2400c0 867 565 289 565 1156" svg:viewBox="0 0 566 1157">
          <text:p text:style-name="P14"><text:span text:style-name="T7">taker</text:span></text:p>
        </draw:connector>
        <draw:connector draw:style-name="gr20" draw:text-style-name="P16" draw:layer="layout" draw:type="curve" draw:line-skew="-0.753cm" svg:x1="4.9cm" svg:y1="9.971cm" svg:x2="4.178cm" svg:y2="12.316cm" draw:start-shape="id6" draw:start-glue-point="2" draw:end-shape="id7" svg:d="M4900 9971c0 676-722-496-722 2345" svg:viewBox="0 0 723 2346">
          <text:p/>
        </draw:connector>
        <draw:connector draw:style-name="gr21" draw:text-style-name="P17" draw:layer="layout" draw:type="curve" svg:x1="8.45cm" svg:y1="3cm" svg:x2="5.729cm" svg:y2="2.851cm" draw:start-shape="id11" draw:start-glue-point="6" draw:end-shape="id12" draw:end-glue-point="0" svg:d="M8450 3000c0 1500-2721 1574-2721-149" svg:viewBox="0 0 2722 1284">
          <text:p/>
        </draw:connector>
        <draw:connector draw:style-name="gr21" draw:text-style-name="P16" draw:layer="layout" draw:type="curve" svg:x1="8.45cm" svg:y1="3cm" svg:x2="4.015cm" svg:y2="2.864cm" draw:start-shape="id11" draw:start-glue-point="6" draw:end-shape="id13" draw:end-glue-point="0" svg:d="M8450 3000c0 1545-4435 1613-4435-136" svg:viewBox="0 0 4436 1304">
          <text:p/>
        </draw:connector>
        <draw:connector draw:style-name="gr21" draw:text-style-name="P17" draw:layer="layout" draw:type="curve" svg:x1="9.45cm" svg:y1="5cm" svg:x2="3.81cm" svg:y2="4.72cm" draw:start-shape="id14" draw:start-glue-point="6" draw:end-shape="id15" draw:end-glue-point="0" svg:d="M9450 5000c0 1393-5640 1533-5640-280" svg:viewBox="0 0 5641 1344">
          <text:p/>
        </draw:connector>
        <draw:connector draw:style-name="gr21" draw:text-style-name="P16" draw:layer="layout" draw:type="curve" svg:x1="9.45cm" svg:y1="5cm" svg:x2="5.524cm" svg:y2="4.76cm" draw:start-shape="id14" draw:end-shape="id16" draw:end-glue-point="0" svg:d="M9450 5000c0 1393-3926 1513-3926-240" svg:viewBox="0 0 3927 1301">
          <text:p/>
        </draw:connector>
        <draw:connector draw:style-name="gr21" draw:text-style-name="P16" draw:layer="layout" draw:type="curve" svg:x1="9.25cm" svg:y1="7.9cm" svg:x2="3.723cm" svg:y2="6.516cm" draw:start-shape="id17" draw:start-glue-point="6" draw:end-shape="id18" draw:end-glue-point="0" svg:d="M9250 7900c0 859-5527 1551-5527-1384" svg:viewBox="0 0 5528 2128">
          <text:p/>
        </draw:connector>
        <draw:connector draw:style-name="gr21" draw:text-style-name="P16" draw:layer="layout" draw:type="curve" svg:x1="9.25cm" svg:y1="7.9cm" svg:x2="5.381cm" svg:y2="6.516cm" draw:start-shape="id17" draw:start-glue-point="6" draw:end-shape="id19" draw:end-glue-point="0" svg:d="M9250 7900c0 859-3869 1551-3869-1384" svg:viewBox="0 0 3870 2128">
          <text:p/>
        </draw:connector>
        <draw:connector draw:style-name="gr21" draw:text-style-name="P16" draw:layer="layout" draw:type="curve" svg:x1="9.25cm" svg:y1="7.9cm" svg:x2="4.011cm" svg:y2="10.387cm" draw:start-shape="id17" draw:start-glue-point="6" draw:end-shape="id20" draw:end-glue-point="0" svg:d="M9250 7900c0 4828-5239 3585-5239 2487" svg:viewBox="0 0 5240 3492">
          <text:p/>
        </draw:connector>
        <draw:connector draw:style-name="gr21" draw:text-style-name="P16" draw:layer="layout" draw:type="curve" svg:x1="9.25cm" svg:y1="7.9cm" svg:x2="5.851cm" svg:y2="10.387cm" draw:start-shape="id17" draw:start-glue-point="6" draw:end-shape="id21" draw:end-glue-point="0" svg:d="M9250 7900c0 4828-3399 3585-3399 2487" svg:viewBox="0 0 3400 3492">
          <text:p/>
        </draw:connector>
        <draw:custom-shape draw:style-name="gr22" draw:text-style-name="P18" xml:id="id11" draw:id="id11" draw:layer="layout" svg:width="2.3cm" svg:height="1.6cm" svg:x="7.3cm" svg:y="1.4cm">
          <text:p text:style-name="P4"><text:span text:style-name="T8">Time + bargain, </text:span></text:p>
          <text:p text:style-name="P4"><text:span text:style-name="T8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xml:id="id14" draw:id="id14" draw:layer="layout" svg:width="1.9cm" svg:height="1.9cm" svg:x="8.5cm" svg:y="3.1cm">
          <text:p text:style-name="P4"><text:span text:style-name="T8">Accepter+</text:span></text:p>
          <text:p text:style-name="P4"><text:span text:style-name="T8">zone refinement </text:span></text:p>
          <text:p text:style-name="P4"><text:span text:style-name="T8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xml:id="id17" draw:id="id17" draw:layer="layout" svg:width="1.5cm" svg:height="1.4cm" svg:x="8.5cm" svg:y="6.5cm">
          <text:p text:style-name="P4"><text:span text:style-name="T8">Chat</text:span></text:p>
          <text:p text:style-name="P4"><text:span text:style-name="T8">mess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xml:id="id22" draw:id="id22" draw:layer="layout" svg:width="1.2cm" svg:height="1.3cm" svg:x="0.4cm" svg:y="9.5cm">
          <text:p text:style-name="P4"><text:span text:style-name="T8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1cm" svg:y1="10.8cm" svg:x2="4.539cm" svg:y2="11.191cm" draw:start-shape="id22" draw:start-glue-point="6" draw:end-shape="id23" draw:end-glue-point="0" svg:d="M1000 10800c0 859 931 716 1187 599s-163-208 2352-208" svg:viewBox="0 0 3540 689">
          <text:p/>
        </draw:connector>
        <draw:connector draw:style-name="gr21" draw:text-style-name="P16" draw:layer="layout" draw:type="curve" draw:line-skew="-2.137cm -0.795cm" svg:x1="1cm" svg:y1="10.8cm" svg:x2="2.458cm" svg:y2="10.899cm" draw:start-shape="id22" draw:start-glue-point="6" draw:end-shape="id24" draw:end-glue-point="0" svg:d="M1000 10800c0 844 651 704 957 518s266-419 501-419" svg:viewBox="0 0 1459 660">
          <text:p/>
        </draw:connector>
        <draw:custom-shape draw:style-name="gr26" draw:text-style-name="P19" xml:id="id25" draw:id="id25" draw:layer="layout" svg:width="1.4cm" svg:height="1.6cm" svg:x="9cm" svg:y="9.3cm">
          <text:p text:style-name="P4"><text:span text:style-name="T8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9.7cm" svg:y1="10.9cm" svg:x2="6.325cm" svg:y2="9.515cm" draw:start-shape="id25" draw:start-glue-point="6" draw:end-shape="id26" draw:end-glue-point="0" svg:d="M9700 10900c0 859-983 716-1299 155s37-1540-2076-1540" svg:viewBox="0 0 3376 1996">
          <text:p/>
        </draw:connector>
        <draw:connector draw:style-name="gr27" draw:text-style-name="P21" draw:layer="layout" draw:type="curve" svg:x1="1.6cm" svg:y1="4.6cm" svg:x2="2.025cm" svg:y2="5.654cm" svg:d="M1600 4600c0 790 425 264 425 1054" svg:viewBox="0 0 426 1055">
          <text:p text:style-name="P20"><text:span text:style-name="T9">content</text:span></text:p>
        </draw:connector>
        <draw:connector draw:style-name="gr7" draw:text-style-name="P16" xml:id="id28" draw:id="id28" draw:layer="layout" draw:type="curve" svg:x1="5.08cm" svg:y1="8cm" svg:x2="4.361cm" svg:y2="7.7cm" draw:start-shape="id4" draw:start-glue-point="2" draw:end-shape="id4" draw:end-glue-point="3" svg:d="M5080 8000c0 858-611 716-979 426s-493-726 260-726" svg:viewBox="0 0 1272 951">
          <text:p/>
        </draw:connector>
        <draw:connector draw:style-name="gr8" draw:text-style-name="P16" xml:id="id27" draw:id="id27" draw:layer="layout" draw:type="curve" svg:x1="5.08cm" svg:y1="8cm" svg:x2="5.8cm" svg:y2="7.7cm" draw:start-shape="id4" draw:start-glue-point="2" draw:end-shape="id4" draw:end-glue-point="1" svg:d="M5080 8000c0 858 646 716 1040 426s536-726-320-726" svg:viewBox="0 0 1352 951">
          <text:p/>
        </draw:connector>
        <draw:connector draw:style-name="gr21" draw:text-style-name="P16" draw:layer="layout" draw:type="curve" svg:x1="9.25cm" svg:y1="7.9cm" svg:x2="6.12cm" svg:y2="8.426cm" draw:start-shape="id17" draw:start-glue-point="6" draw:end-shape="id27" draw:end-glue-point="0" svg:d="M9250 7900c0 1876-3130 1613-3130 526" svg:viewBox="0 0 3131 1377">
          <text:p/>
        </draw:connector>
        <draw:connector draw:style-name="gr21" draw:text-style-name="P16" draw:layer="layout" draw:type="curve" svg:x1="9.25cm" svg:y1="7.9cm" svg:x2="4.101cm" svg:y2="8.426cm" draw:start-shape="id17" draw:start-glue-point="6" draw:end-shape="id28" draw:end-glue-point="0" svg:d="M9250 7900c0 1876-5149 1613-5149 526" svg:viewBox="0 0 5150 1377">
          <text:p/>
        </draw:connector>
        <draw:custom-shape draw:style-name="gr28" draw:text-style-name="P7" xml:id="id3" draw:id="id3" draw:layer="layout" svg:width="1.243cm" svg:height="0.484cm" svg:x="1.7cm" svg:y="13cm">
          <text:p text:style-name="P4"><text:span text:style-name="T4">Dropp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5-01T22:35:45.291303711</dc:date>
    <meta:editing-duration>PT49M19S</meta:editing-duration>
    <meta:editing-cycles>11</meta:editing-cycles>
    <meta:generator>LibreOffice/5.2.6.2$Linux_X86_64 LibreOffice_project/20m0$Build-2</meta:generator>
    <meta:document-statistic meta:object-count="52"/>
  </office:meta>
</office:document-meta>
</file>